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e6e6e6" draw:textarea-horizontal-align="center" draw:textarea-vertical-align="middle" draw:fit-to-size="false" fo:padding-top="0.135cm" fo:padding-bottom="0.135cm" fo:padding-left="0.26cm" fo:padding-right="0.26cm"/>
    </style:style>
    <style:style style:name="gr2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 draw:shadow="hidden"/>
    </style:style>
    <style:style style:name="gr3" style:family="graphic" style:parent-style-name="standard">
      <style:graphic-properties svg:stroke-width="0.02cm" draw:fill="solid" draw:fill-color="#e6e6e6" draw:textarea-horizontal-align="center" draw:textarea-vertical-align="middle" fo:padding-top="0.135cm" fo:padding-bottom="0.135cm" fo:padding-left="0.26cm" fo:padding-right="0.26cm" draw:shadow="hidden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co1" style:family="table-column">
      <style:table-column-properties style:column-width="4.253cm" style:use-optimal-column-width="false"/>
    </style:style>
    <style:style style:name="co2" style:family="table-column">
      <style:table-column-properties style:column-width="8.267cm" style:use-optimal-column-width="false"/>
    </style:style>
    <style:style style:name="co3" style:family="table-column">
      <style:table-column-properties style:column-width="3.191cm" style:use-optimal-column-width="false"/>
    </style:style>
    <style:style style:name="co4" style:family="table-column">
      <style:table-column-properties style:column-width="4.799cm" style:use-optimal-column-width="false"/>
    </style:style>
    <style:style style:name="co5" style:family="table-column">
      <style:table-column-properties style:column-width="3.281cm" style:use-optimal-column-width="false"/>
    </style:style>
    <style:style style:name="co6" style:family="table-column">
      <style:table-column-properties style:column-width="5.863cm" style:use-optimal-column-width="false"/>
    </style:style>
    <style:style style:name="co7" style:family="table-column">
      <style:table-column-properties style:column-width="8.379cm" style:use-optimal-column-width="false"/>
    </style:style>
    <style:style style:name="co8" style:family="table-column">
      <style:table-column-properties style:column-width="9.601cm" style:use-optimal-column-width="false"/>
    </style:style>
    <style:style style:name="co9" style:family="table-column">
      <style:table-column-properties style:column-width="8.948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3.17cm"/>
    </style:style>
    <style:style style:name="ro3" style:family="table-row">
      <style:table-row-properties style:row-height="2.416cm"/>
    </style:style>
    <style:style style:name="ro4" style:family="table-row">
      <style:table-row-properties style:row-height="1.07cm"/>
    </style:style>
    <style:style style:name="ro5" style:family="table-row">
      <style:table-row-properties style:row-height="1.81cm"/>
    </style:style>
    <style:style style:name="ce1" style:family="table-cell">
      <style:graphic-properties draw:fill="none" style:repeat="repeat"/>
      <style:paragraph-properties fo:border="none"/>
      <style:text-properties fo:font-size="24pt" style:font-size-asian="24pt" style:font-size-complex="24pt"/>
    </style:style>
    <style:style style:name="ce2" style:family="table-cell">
      <style:graphic-properties draw:fill="none" style:repeat="repeat"/>
      <style:paragraph-properties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5cm" svg:height="1cm" svg:x="17.5cm" svg:y="13.7cm">
          <text:p text:style-name="P1"><text:span text:style-name="T1">Start</text:span></text:p>
        </draw:rect>
        <draw:rect draw:style-name="gr2" draw:text-style-name="P3" draw:layer="layout" svg:width="16.5cm" svg:height="4.5cm" svg:x="26cm" svg:y="12cm">
          <text:p/>
        </draw:rect>
        <draw:frame draw:style-name="standard" draw:layer="layout" svg:width="12.519cm" svg:height="1.684cm" svg:x="28.18cm" svg:y="13.4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MTIDS</text:span></text:p>
              </table:table-cell>
              <table:table-cell table:style-name="ce2">
                <text:list text:style-name="L2">
                  <text:list-item>
                    <text:p><text:s/>Create / <text:span text:style-name="T3">edit</text:span> <text:span text:style-name="T3">graph</text:span></text:p>
                  </text:list-item>
                  <text:list-item>
                    <text:p><text:s/>Individual <text:span text:style-name="T3">node</text:span> <text:span text:style-name="T3">edit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rect draw:style-name="gr3" draw:text-style-name="P1" draw:layer="layout" svg:width="8.58cm" svg:height="4cm" svg:x="35.82cm" svg:y="21.5cm">
          <text:p/>
        </draw:rect>
        <draw:rect draw:style-name="gr3" draw:text-style-name="P1" draw:layer="layout" svg:width="9.5cm" svg:height="3.2cm" svg:x="24.3cm" svg:y="21.5cm">
          <text:p/>
        </draw:rect>
        <draw:rect draw:style-name="gr3" draw:text-style-name="P1" draw:layer="layout" svg:width="10.397cm" svg:height="3.588cm" svg:x="24.303cm" svg:y="4.612cm">
          <text:p/>
        </draw:rect>
        <draw:rect draw:style-name="gr3" draw:text-style-name="P1" draw:layer="layout" svg:width="8.6cm" svg:height="3.6cm" svg:x="35.801cm" svg:y="4.6cm">
          <text:p/>
        </draw:rect>
        <draw:frame draw:style-name="standard" draw:layer="layout" svg:width="7.989cm" svg:height="3.169cm" svg:x="36.102cm" svg:y="21.9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SAVE / EXPORT</text:p>
              </table:table-cell>
              <table:table-cell>
                <text:list text:style-name="L2">
                  <text:list-item>
                    <text:p><text:s/>To file</text:p>
                  </text:list-item>
                  <text:list-item>
                    <text:p><text:s/>To workspace</text:p>
                  </text:list-item>
                  <text:list-item>
                    <text:p><text:s/>To layer</text:p>
                  </text:list-item>
                  <text:list-item>
                    <text:p><text:s/>To Simulink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143cm" svg:height="2.415cm" svg:x="24.656cm" svg:y="21.88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">
              <table:table-cell>
                <text:p>LOAD / IMPORT</text:p>
              </table:table-cell>
              <table:table-cell>
                <text:list text:style-name="L2">
                  <text:list-item>
                    <text:p><text:s/>From file</text:p>
                  </text:list-item>
                  <text:list-item>
                    <text:p><text:s/>From workspace</text:p>
                  </text:list-item>
                  <text:list-item>
                    <text:p><text:s/>From Simulink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378cm" svg:height="2.879cm" svg:x="36.122cm" svg:y="4.993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2">
                <text:p>VISUALIZATION</text:p>
              </table:table-cell>
            </table:table-row>
            <table:table-row table:style-name="ro5">
              <table:table-cell table:style-name="ce2">
                <text:list text:style-name="L2">
                  <text:list-item>
                    <text:p><text:s/>Plot configuration</text:p>
                  </text:list-item>
                  <text:list-item>
                    <text:p><text:s/>Node / edge appearance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6cm" svg:height="2.879cm" svg:x="24.699cm" svg:y="4.991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2">
                <text:p>TEMPLATE MANAGER</text:p>
              </table:table-cell>
            </table:table-row>
            <table:table-row table:style-name="ro5">
              <table:table-cell table:style-name="ce2">
                <text:list text:style-name="L2">
                  <text:list-item>
                    <text:p><text:s/>Add new templates</text:p>
                  </text:list-item>
                  <text:list-item>
                    <text:p><text:s/>Edit numerical parametrization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rect draw:style-name="gr3" draw:text-style-name="P1" draw:layer="layout" svg:width="9.5cm" svg:height="2.5cm" svg:x="47.8cm" svg:y="13cm">
          <text:p/>
        </draw:rect>
        <draw:frame draw:style-name="standard" draw:layer="layout" svg:width="8.947cm" svg:height="1.684cm" svg:x="48.352cm" svg:y="13.446cm">
          <table:table table:template-name="default" table:use-first-row-styles="true" table:use-banding-rows-styles="true">
            <table:table-column table:style-name="co9"/>
            <table:table-row table:style-name="ro1">
              <table:table-cell table:style-name="ce2">
                <text:list text:style-name="L1">
                  <text:list-item>
                    <text:p><text:s/>Simulation in Simulink</text:p>
                  </text:list-item>
                  <text:list-item>
                    <text:p><text:s/>Output of charts in figures</text:p>
                  </text:list-item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" draw:text-style-name="P1" draw:layer="layout" svg:width="4cm" svg:height="2cm" svg:x="21cm" svg:y="1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cm" svg:height="2cm" svg:x="43.2cm" svg:y="13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5cm" svg:height="4cm" svg:x="27.6cm" svg:y="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5cm" svg:height="4cm" svg:x="38.8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5cm" svg:height="3cm" svg:x="38.8cm" svg:y="8.7cm">
          <text:p/>
          <draw:enhanced-geometry svg:viewBox="0 0 21600 21600" draw:text-areas="?f0 0 ?f2 ?f5" draw:type="down-arrow" draw:modifiers="14927.8240586471 4948.740503798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5cm" svg:height="3cm" svg:x="28.2cm" svg:y="8.7cm">
          <text:p/>
          <draw:enhanced-geometry svg:viewBox="0 0 21600 21600" draw:text-areas="?f0 0 ?f2 ?f5" draw:type="down-arrow" draw:modifiers="14927.8240586471 4948.740503798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5T10:37:39.92</meta:creation-date>
    <dc:date>2012-10-26T11:13:01</dc:date>
    <meta:editing-duration>PT2H38M41S</meta:editing-duration>
    <meta:editing-cycles>12</meta:editing-cycles>
    <meta:generator>LibreOffice/3.5$Linux_X86_64 LibreOffice_project/350m1$Build-2</meta:generator>
    <dc:creator>Ferdinand /Deroo</dc:creator>
    <meta:document-statistic meta:object-count="19"/>
  </office:meta>
</office:document-meta>
</file>